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гость</text:p>
          </table:table-cell>
          <table:table-cell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style-name="ce3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table:style-name="ce3"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table:style-name="ce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29T20:36:22.847466913</dc:date>
    <meta:editing-duration>PT2H50M4S</meta:editing-duration>
    <meta:editing-cycles>5</meta:editing-cycles>
    <meta:generator>LibreOffice/7.4.6.2$Linux_X86_64 LibreOffice_project/40$Build-2</meta:generator>
    <meta:document-statistic meta:table-count="1" meta:cell-count="86" meta:object-count="0"/>
  </office:meta>
</office:document-meta>
</file>